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82.35pt"/>
    </style:style>
    <style:style style:name="co16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77.41pt"/>
    </style:style>
    <style:style style:name="co18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9" style:family="table-column">
      <style:table-column-properties fo:break-before="auto" style:column-width="95.36pt"/>
    </style:style>
    <style:style style:name="co20" style:family="table-column">
      <style:table-column-properties fo:break-before="auto" style:column-width="78.94pt"/>
    </style:style>
    <style:style style:name="co21" style:family="table-column">
      <style:table-column-properties fo:break-before="auto" style:column-width="109.36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31.69pt"/>
    </style:style>
    <style:style style:name="co22" style:family="table-column">
      <style:table-column-properties fo:break-before="auto" style:column-width="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18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2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20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menuitem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1"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2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stocks" table:style-name="ta1"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11:28:43.070308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1T11:30:22.425372030</dc:date>
    <meta:editing-duration>PT3H10M41S</meta:editing-duration>
    <meta:editing-cycles>22</meta:editing-cycles>
    <meta:generator>LibreOffice/5.1.6.2$Linux_X86_64 LibreOffice_project/10m0$Build-2</meta:generator>
    <meta:document-statistic meta:table-count="10" meta:cell-count="219" meta:object-count="0"/>
  </office:meta>
</office:document-meta>
</file>